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style:style style:name="T1" style:family="text">
      <style:text-properties fo:color="#222222" fo:font-size="10.5pt" style:font-size-asian="10.5pt" style:font-size-complex="10.5pt" fo:background-color="#ffffff"/>
    </style:style>
    <style:style style:name="T2" style:family="text">
      <style:text-properties fo:color="#1155cc"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Niedawno w Equestria Times recenzowana była pewna wyjątkowa gra strategiczna osadzona w średniowieczu - Crusader Kings II. Co więcej, przez pewien czas była dostępna za darmo, a i teraz od czasu do czasu można ją zakupić za niską cenę, jeśli się wie, gdzie szukać. Pewnym czynnikiem, który może odstraszać potencjalnych graczy, może być jednak liczba dodatków. Faktycznie, Paradox wyprodukował ich sporą ilość, a część z nich potrafi wprowadzać spore zmiany. Całe szczęście przy każdym DLC gra otrzymywała darmową łatkę, która ją rozwijała… a fani zadbali o bardzo, bardzo dużą liczbę modyfikacji, by nikt nigdy nie musiał się przy tej grze nudzić.</text:p>
      <text:p text:style-name="Standard"/>
      <text:p text:style-name="Standard">Gry Paradoxu mają to do siebie, że z jednej strony często się wydają niedokończone, a z drugiej że są bardzo łatwe do modowania. Mogłoby się wręcz wydawać, że twórcy liczą na fanów i ich kreatywność - w wypadku ostatniego DLC, Holy Fury, pojawiły się wręcz głosy, że kilka opcji zostało wziętych z modyfikacji, jak na przykład rodowody czy bardziej rozbudowany generator losowego świata. </text:p>
      <text:p text:style-name="Standard"/>
      <text:p text:style-name="Standard">Niezależnie od tego czy te oskarżenia są prawdziwe, czy nie, pewnym jest że twórczość społeczności dodaje tej grze wiele życia. Od niewielkich modyfikacji, które dodają kilka wydarzeń albo pojedynczą kulturę, po ogromne dodatki, które kompletnie zmieniają grę. </text:p>
      <text:p text:style-name="Standard"/>
      <text:p text:style-name="Standard">Z największych modów na pewno trzeba wspomnieć o HIP - Historical Immersion Project. W gruncie rzeczy jest to “zaledwie” połączenie wielu mniejszych projektów, które zostały elegancko spakowane w jedną paczkę z zapewnioną kompatybilnością, by się ze sobą nie gryzły. W porównaniu do innych dzieł, które będą tu omówione, zmiany nie są zbyt wielkie, ale dostarczają doświadczenie najbardziej zbliżone do oryginalnej gry, znacząco je pogłębiając. Herezje, które istniały w naszym świecie, są dobrze przypisane (nie ma już manichean będących, z jakiegoś dziwacznego powodu, odłamem zoroastryzmu), nowe kultury, nazwy prowincji i państw, które zmieniają się w zależności od tego, kto nim rządzi (dla przykładu, rządzone przez “tubylców” Królestwo Polskie może stać się Konungriki of Pulinaland, jeśli na tronie zasiądą najeźdźcy ze Skandynawii), wiele świeżutkich wydarzeń… Jeśli chce się pograć w Crusader Kings II, bez żadnych ogromnych zmian, po prostu poprawione w każdy możliwy sposób, to HIP się do tego idealnie nadaje.</text:p>
      <text:p text:style-name="Standard"/>
      <text:p text:style-name="Standard">Jeśli ktoś ma ochotę na nowe mechaniki, religie i kultury, niekoniecznie historyczne, to powinien zainteresować się Lux Invicta. Autorzy się nie powstrzymywali - nawrzucali po prostu tyle nowych rzeczy ile mogli, dzięki czemu w górach Afganistanu wciąż siedzą greccy buddyści, w Brytanii sąsiadują ze sobą czciciele Słońca i Mitry, a każde słowiańskie bóstwo ma własną sektę. Naprawdę postarano się z religiami - mają rozbudowane opisy, różnią się między sobą i po prostu wypróbowywanie ich jest czystą frajdą. Teraz każdą się naprawdę inaczej gra, na przykład wyznawcy kultów skupionych wokół bóstw wojny mogą wpadać bez powodu do sąsiadów by ich pobić, a religie “mesjanistyczne” pozwalają na ogłoszenie się zbawcą i powoływanie ogromnych, fanatycznych armii niosących ogniem i mieczem Prawdę światu. Dodano też jeszcze rodowody i to na kilka dobrych lat przed ich pojawieniem się w Holy Fury. Niestety, modyfikacja jest niewiarygodnie niestabilna, przez co bez ciągłego zapisywania gry nie da się grać.</text:p>
      <text:p text:style-name="Standard"/>
      <text:p text:style-name="Standard">Jeśli kogoś nudzą Europa, Afryka i Azja, gdzie toczy się akcja podstawowej wersji gry, to mod “After The End” przenosi grę do Ameryki po apokalipsie. Kompletnie nowa, duża mapa, wiele nowych religii i ogromne ilości ciekawych smaczków. Na przykład na Florydzie, w prowincji, gdzie znajduje się Disneyland, istnieje dzikie “Plemię Myszy”, najemnicy przyjmują imiona oparte o zespoły rugby i tak dalej, i tak dalej. Każdy, kto marzył o stworzeniu Imperium Myszy czczącym Wszechmocnego Dolara i budującym centra handlowe w charakterze świątyń albo o prowadzeniu Siuksów na podbój Kaliforni <text:span text:style-name="T1">–</text:span> tu może się wyżyć.</text:p>
      <text:p text:style-name="Standard"/>
      <text:p text:style-name="Standard">A może by tak magia? Fantasy? Smoki? Gra o Tron wita! Fani Crusader Kings II stworzyli naprawdę imponującą modyfikację, w której zawarli Westeros, Essos oraz kilka innych lądów, kultury i religie, o których w książkach Martina ledwo wspominano oraz dodali magię i smoki. Gracze mają do dyspozycji kilka dat startowych, od okresu gdy ostatni szlachcice z Valyrii próbowali wykuć dla siebie nowe królestwa, aż po sam środek Wojny Pięciu Królów. Do tego doszło jeszcze kilka ciekawych mechanik, na przykład generator nieślubnych potomków - jeśli chce się zagrać, na przykład, owocem lędźwi Neda Starka albo nową odmianą rodu Blackfyre (zapoczątkowanego przez bastarda jednego z Targaryenów), to może się tak zabawić.</text:p>
      <text:p text:style-name="Standard"/>
      <text:p text:style-name="Standard">Co jeszcze? “Crisis Of The Confederation” (porzucony, ale w działającej wersji) przenosi akcję do kosmosu, w erę gdy ludzkość skolonizowała większość galaktyki. Zakazane eksperymenty, cyborgizacje, ideologie starające się skusić przywódców imperiów, możliwość ogłoszenia się Bogiem-Imperatorem Ludzkości albo przypadkowe odkrycie implantów, które zmienią naszą postać w borga rodem ze “Star Treka”? Tylko tutaj. Mod Warhammerowy? Też jest i ma jeszcze większą skalę zmian niż mod gro-tronowy, więc każdy fan Malekitha czy Settry powinien go wypróbować. “Wiedźmin”? Też ma swoje grono wielbicieli wśród fanów CK II. “Władca Pierścieni”? Widziałem Saurona ratującego małżeństwo dwóch orków! “Avatar - Legenda Aanga”? Co prawda nie dodano jeszcze wydarzeń z “Legendy Korry”, ale i tak gra się przyjemnie.</text:p>
      <text:p text:style-name="Standard"/>
      <text:p text:style-name="Standard">Jak widać, gdy ma się Crusader Kings II to nie trzeba już inwestować w Warhammer: Total War, książki postapo czy komiksy/gry/seriale ze świata Wiedźmina, bo wszystko czego potrzebujemy zaoferowali nam fani tej produkcji. Wystarczy dobrze poznać tę grę, wtedy otwierają się przed nami nieskończone możliwości. Codziennie można ogrywać inną modyfikację, w zależności od humoru, i wystarczy na długie miesiące. Jeśli lubi się strategie, to ta gra jest warta każdej ceny. </text:p>
      <text:p text:style-name="Standard"/>
      <text:p text:style-name="Standard"><text:a xlink:type="simple" xlink:href="http://i.imgur.com/x10ho.jpg" text:style-name="ListLabel_20_1" text:visited-style-name="ListLabel_20_1"><text:span text:style-name="T2">http://i.imgur.com/x10ho.jpg</text:span></text:a> - top</text:p>
      <text:p text:style-name="Standard"><text:a xlink:type="simple" xlink:href="https://media.moddb.com/cache/images/mods/1/22/21496/thumb_620x2000/6F605EA9C937CF1261DFED557A4E9EE704636159.jpg" text:style-name="ListLabel_20_1" text:visited-style-name="ListLabel_20_1"><text:span text:style-name="T2">https://media.moddb.com/cache/images/mods/1/22/21496/thumb_620x2000/6F605EA9C937CF1261DFED557A4E9EE704636159.jpg</text:span></text:a> </text:p>
      <text:p text:style-name="Standard"><text:a xlink:type="simple" xlink:href="https://steamuserimages-a.akamaihd.net/ugc/2421124341320185091/25900929B82C69857F7AACA6904C5879BD680D05/" text:style-name="ListLabel_20_1" text:visited-style-name="ListLabel_20_1"><text:span text:style-name="T2">https://steamuserimages-a.akamaihd.net/ugc/2421124341320185091/25900929B82C69857F7AACA6904C5879BD680D05/</text:span></text:a>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2" meta:word-count="888" meta:character-count="6165" meta:non-whitespace-character-count="5283"/>
    <meta:generator>LibreOfficeDev/6.0.5.2$Linux_X86_64 LibreOffice_project/</meta:generator>
  </office:meta>
</office:document-meta>
</file>